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e10" officeooo:paragraph-rsid="000e9e10"/>
    </style:style>
    <style:style style:name="P2" style:family="paragraph" style:parent-style-name="Standard">
      <style:text-properties officeooo:rsid="000e9e10" officeooo:paragraph-rsid="00108b41"/>
    </style:style>
    <style:style style:name="P3" style:family="paragraph" style:parent-style-name="Standard">
      <style:text-properties officeooo:rsid="00108b41" officeooo:paragraph-rsid="00108b41"/>
    </style:style>
    <style:style style:name="P4" style:family="paragraph" style:parent-style-name="Standard">
      <style:text-properties officeooo:rsid="00125605" officeooo:paragraph-rsid="00125605"/>
    </style:style>
    <style:style style:name="P5" style:family="paragraph" style:parent-style-name="Standard">
      <style:text-properties officeooo:rsid="00134fe5" officeooo:paragraph-rsid="00134fe5"/>
    </style:style>
    <style:style style:name="P6" style:family="paragraph" style:parent-style-name="Standard">
      <style:text-properties officeooo:rsid="0014b5c4" officeooo:paragraph-rsid="0014b5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8b4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5605"/>
    </style:style>
    <style:style style:name="T5" style:family="text">
      <style:text-properties officeooo:rsid="00134fe5"/>
    </style:style>
    <style:style style:name="T6" style:family="text">
      <style:text-properties officeooo:rsid="0014b5c4"/>
    </style:style>
    <style:style style:name="T7" style:family="text">
      <style:text-properties officeooo:rsid="0015bf11"/>
    </style:style>
    <style:style style:name="T8" style:family="text">
      <style:text-properties officeooo:rsid="0015f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ponsabilidades del nivel de enlace</text:span>:sincronización de la trama, direccionamiento, <text:s/>detección de errores, control de errores+control de flujo= control de enlace, control de acceso al medio.</text:p>
      <text:p text:style-name="P1"/>
      <text:p text:style-name="P1"><text:span text:style-name="T1">Control de flujo</text:span>: <text:span text:style-name="T3">Conceptos</text:span>: tiempo de transmisión(estación transmitir todos bits de trama), tiempo propagación(bit atraviesa origen destino), latencia(retardo info genera origen a destino) (fija/variable)</text:p>
      <text:p text:style-name="P1"/>
      <text:p text:style-name="P1"><text:span text:style-name="T3">Mecanismos cf:</text:span>parada y espera/ ventana deslizante</text:p>
      <text:p text:style-name="P1"/>
      <text:p text:style-name="P1"><text:span text:style-name="T3">Parada y espera</text:span>: receptor envía ACK/ reenviar→ ineficaz long enlace&gt;long trama → ss alta velocidad transmisión en grandes distancias</text:p>
      <text:p text:style-name="P1"/>
      <text:p text:style-name="P2"><text:span text:style-name="T3">Ventana deslizante</text:span>: emisor asigna números a tramas. Receptor <text:span text:style-name="T2">memoria temporal. Confirma n-1 espera n. Para half/full-duplex se necesitan 4 ventanas. Mensajes RRx</text:span></text:p>
      <text:p text:style-name="P2"><text:s/></text:p>
      <text:p text:style-name="P3"><text:span text:style-name="T3">Mejora ventana</text:span>: mensaje RNR. </text:p>
      <text:p text:style-name="P3"/>
      <text:p text:style-name="P3"><text:span text:style-name="T3">Modelos transmisión</text:span>:sin errores/con<text:tab/><text:span text:style-name="T3">Tipos errores</text:span>: de bit/de ráfaga</text:p>
      <text:p text:style-name="P3"/>
      <text:p text:style-name="P3"><text:span text:style-name="T3">Para corregir errores</text:span>: redundancia<text:tab/><text:tab/><text:span text:style-name="T3">Técnicas detección</text:span>:incorporar bits para crear código</text:p>
      <text:p text:style-name="P3"/>
      <text:p text:style-name="P3"><text:span text:style-name="T3">Comprobación de paridad</text:span>: bit al final (par de 1/impar de 1)/<text:span text:style-name="T3">Detección polinómica</text:span><text:span text:style-name="T4">(CRC)</text:span>: se acuerda polinomio</text:p>
      <text:p text:style-name="P3"/>
      <text:p text:style-name="P4"><text:span text:style-name="T1">Control de errores</text:span>: ARQ. Técnicas: con parada-y-espera(copiar trama y reenviar al pasar tiempo), con vuelta atrás(RRx- transmir x/ REJx Retransmitir desde x), con rechazo colectivo(retransmitir si se envía SREJx)</text:p>
      <text:p text:style-name="P4"/>
      <text:p text:style-name="P4"><text:span text:style-name="T1">Asignación del medio</text:span>: Reparto del canal. </text:p>
      <text:p text:style-name="P4"/>
      <text:p text:style-name="P4"><text:span text:style-name="T3">Protocolos de acceso aleatorio</text:span>: ALOHA<text:span text:style-name="T5">(LAN, se envían tramas cuando hay y si hay colisiones se destruyen. Estación espera random para reenviar), ALOHA ranurado(dividir el tiempo e</text:span><text:span text:style-name="T8">n</text:span><text:span text:style-name="T5"> ranuras = a la duración de trama)CSMA(estaciones LAN detectan)CSMA/CD(escuchar al medio para ver si se realiza la transmisión sino reenvía trama)</text:span></text:p>
      <text:p text:style-name="P4"/>
      <text:p text:style-name="P5"><text:span text:style-name="T3">Protocolos elementales</text:span>: <text:span text:style-name="T6">HDLC/ PPP</text:span></text:p>
      <text:p text:style-name="P5"/>
      <text:p text:style-name="P6"><text:span text:style-name="T3">Control de enlace en redes LAN</text:span>:<text:span text:style-name="T7">subniveles MAC/LL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21:32:18.838000000</dc:date>
    <meta:editing-duration>PT15M2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5" meta:word-count="226" meta:character-count="1689" meta:non-whitespace-character-count="1472"/>
  </office:meta>
</office:document-meta>
</file>